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28pt" style:font-size-complex="32pt"/>
    </style:style>
    <style:style style:name="P2" style:family="paragraph" style:parent-style-name="Standard">
      <style:paragraph-properties fo:text-align="center" style:justify-single-word="false"/>
      <style:text-properties style:font-name="Nimbus Roman No9 L" fo:font-size="20pt" style:font-size-asian="20pt" style:font-size-complex="20pt"/>
    </style:style>
    <style:style style:name="P3" style:family="paragraph" style:parent-style-name="Standard">
      <style:paragraph-properties fo:text-align="center" style:justify-single-word="false"/>
      <style:text-properties style:font-name="Nimbus Roman No9 L" fo:font-size="40pt" style:font-size-asian="40pt" style:font-size-complex="40pt"/>
    </style:style>
    <style:style style:name="P4" style:family="paragraph" style:parent-style-name="Standard">
      <style:paragraph-properties fo:text-align="center" style:justify-single-word="false"/>
      <style:text-properties style:font-name="Nimbus Roman No9 L" fo:font-size="8pt" style:font-size-asian="7pt" style:font-size-complex="8pt"/>
    </style:style>
    <style:style style:name="P5" style:family="paragraph" style:parent-style-name="Standard">
      <style:paragraph-properties fo:text-align="center" style:justify-single-word="false"/>
      <style:text-properties style:font-name="Nimbus Roman No9 L" fo:font-size="16pt" style:font-size-asian="14pt" style:font-size-complex="16pt"/>
    </style:style>
    <style:style style:name="P6" style:family="paragraph" style:parent-style-name="Standard">
      <style:text-properties style:font-name="Liberation Sans" fo:font-size="16pt" style:font-size-asian="16pt" style:font-size-complex="16pt"/>
    </style:style>
    <style:style style:name="P7" style:family="paragraph" style:parent-style-name="Standard">
      <style:text-properties style:font-name="Liberation Sans" fo:font-size="12pt" style:font-size-asian="10.5pt" style:font-size-complex="12pt"/>
    </style:style>
    <style:style style:name="P8" style:family="paragraph" style:parent-style-name="Contents_20_Heading">
      <style:paragraph-properties fo:break-before="page"/>
    </style:style>
    <style:style style:name="P9" style:family="paragraph" style:parent-style-name="Standard" style:master-page-name="First_20_Page">
      <style:paragraph-properties fo:text-align="center" style:justify-single-word="false" style:page-number="auto"/>
      <style:text-properties fo:font-size="32pt" style:font-size-asian="28pt" style:font-size-complex="32pt"/>
    </style:style>
    <style:style style:name="P10" style:family="paragraph" style:parent-style-name="Standard">
      <style:text-properties style:font-name="Liberation Sans" fo:font-size="12pt" style:font-size-asian="10.5pt" style:font-size-complex="12pt"/>
    </style:style>
    <style:style style:name="P11" style:family="paragraph" style:parent-style-name="Standard">
      <style:text-properties style:font-name="Nimbus Roman No9 L" fo:font-size="20pt" style:font-size-asian="17.5pt" style:font-size-complex="20pt"/>
    </style:style>
    <style:style style:name="P12" style:family="paragraph" style:parent-style-name="Standard">
      <style:text-properties style:font-name="Nimbus Roman No9 L" fo:font-size="16pt" style:font-size-asian="14pt" style:font-size-complex="16pt"/>
    </style:style>
    <style:style style:name="P13" style:family="paragraph" style:parent-style-name="Standard">
      <style:text-properties style:font-name="Nimbus Roman No9 L" fo:font-size="16pt" style:font-size-asian="14pt" style:font-size-complex="16pt"/>
    </style:style>
    <style:style style:name="P14" style:family="paragraph" style:parent-style-name="Standard">
      <style:text-properties style:font-name="Liberation Sans" fo:font-size="12pt" style:font-size-asian="10.5pt" style:font-size-complex="12pt"/>
    </style:style>
    <style:style style:name="P15" style:family="paragraph" style:parent-style-name="Standard">
      <style:paragraph-properties fo:text-align="center" style:justify-single-word="false"/>
      <style:text-properties style:font-name="Liberation Sans" fo:font-size="12pt" style:font-size-asian="10.5pt" style:font-size-complex="12pt"/>
    </style:style>
    <style:style style:name="P16" style:family="paragraph" style:parent-style-name="Standard">
      <style:paragraph-properties fo:text-align="start" style:justify-single-word="false"/>
      <style:text-properties style:font-name="Liberation Sans" fo:font-size="12pt" style:font-size-asian="10.5pt" style:font-size-complex="12pt"/>
    </style:style>
    <style:style style:name="P17" style:family="paragraph" style:parent-style-name="Standard">
      <style:paragraph-properties fo:break-before="page"/>
      <style:text-properties style:font-name="Nimbus Roman No9 L" fo:font-size="20pt" style:font-size-asian="20pt" style:font-size-complex="20pt"/>
    </style:style>
    <style:style style:name="P18" style:family="paragraph">
      <style:paragraph-properties fo:text-align="center"/>
    </style:style>
    <style:style style:name="T1" style:family="text">
      <style:text-properties fo:font-style="italic" style:font-style-asian="italic" style:font-style-complex="itali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_33__20_Dashes_20_3_20_Dots_20__28_var_29_" svg:stroke-width="0.0201in" draw:fill="gradient" draw:fill-gradient-name="Gradient_20_1" draw:textarea-horizontal-align="center" draw:textarea-vertical-align="middle" fo:padding-top="0.0098in" fo:padding-bottom="0.0098in" fo:padding-left="0.0098in" fo:padding-right="0.0098in" style:run-through="foreground"/>
    </style:style>
    <style:style style:name="gr3" style:family="graphic">
      <style:graphic-properties draw:fill="gradient" draw:fill-gradient-name="Gradient_20_1" draw:textarea-horizontal-align="center" draw:textarea-vertical-align="middle"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1"/>
      <text:p text:style-name="P3">Making Waves</text:p>
      <text:p text:style-name="P4"><draw:g text:anchor-type="paragraph" draw:z-index="0" draw:style-name="gr1"><draw:line draw:style-name="gr2" draw:text-style-name="P18" svg:x1="3.8063in" svg:y1="0.0764in" svg:x2="5.598in" svg:y2="0.0764in"><text:p/></draw:line><draw:line draw:style-name="gr2" draw:text-style-name="P18" svg:x1="1.348in" svg:y1="0.0764in" svg:x2="3.1398in" svg:y2="0.0764in"><text:p/></draw:line></draw:g><draw:circle text:anchor-type="paragraph" draw:z-index="1" draw:style-name="gr3" draw:text-style-name="P18" svg:width="0.1252in" svg:height="0.1252in" svg:x="3.452in" svg:y="0.0008in"><text:p/></draw:circle></text:p>
      <text:p text:style-name="P2">An Exploration of Digital Sound Synthesis</text:p>
      <text:p text:style-name="P2">Mathematics and Techniqu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John Ruffer</text:p>
      <text:p text:style-name="P5">ECE 4974</text:p>
      <text:p text:style-name="P5">Fall 20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index-body>
      </text:table-of-content>
      <text:p text:style-name="P6">Introduction</text:p>
      <text:p text:style-name="P6"/>
      <text:p text:style-name="P6">Reflections</text:p>
      <text:p text:style-name="P17">Introduction</text:p>
      <text:p text:style-name="P12"/>
      <text:p text:style-name="P7">The power of computation has since been applied to music, providing various methods by which unique, interesting, and complex audio signals may be produced digitally.</text:p>
      <text:p text:style-name="P7"/>
      <text:p text:style-name="P7">So, the aim of this independent study was to ascertain a better understanding of how sound is <text:s/>synthesized through hardware and software. <text:s/>As both a musician and a computer engineer, I have a great interest in learning and applying such knowledge to my work. The following report provides a brief summary of the topics I encountered as well as the projects I worked on to solidify the concepts I studied.</text:p>
      <text:p text:style-name="P7"/>
      <text:p text:style-name="P11">Topics</text:p>
      <text:p text:style-name="P12"/>
      <text:p text:style-name="P12">Digital Audio Basics</text:p>
      <text:p text:style-name="P7"/>
      <text:p text:style-name="P7">Sound in its natural form exists as a conglomerate of continuous waves. However, values and ranges of values are stored digitally as discrete units. So, this discrepancy necessitates that these continuous wave forms need to be somehow translated to a discrete representation. This is accomplished by taking values from a waveform at even time intervals, an action known as <text:span text:style-name="T1">sampling</text:span>. The time interval period at which samples are taken is known as the <text:span text:style-name="T1">sample period</text:span>. More commonly, however, audio engineers and electronic musicians refer to the samples taken per second, or <text:span text:style-name="T1">sample rate</text:span>. This is, of course, not to be confused with the more colloquial version of sampling, in which a musician will take clips of sound and music from other recordings and use those “samples” in his or her own music.</text:p>
      <text:p text:style-name="P7"/>
      <text:p text:style-name="P7">One may infer from the nature of sampling that, since samples are taken at time intervals, a certain amount of data is lost in the translation of continuous waves to discrete waves. Additionally, samples taken which fall in a particular step range will actually be quantified as the same discrete value, depending upon the kind of data representation used in hardware/software for the samples. For example, using a C unsigned char data type offers 255 values by which a waveform may be represented. So, some arbitrary wave may have several samples that, when converted to a value between 0 and 255, all result in the same value due to data truncation, despite having distinctly different initial values. As such, the resolution, or <text:span text:style-name="T1">bit depth</text:span>, of the samples is quite important. In WAV file formats, the standard bit depth is 16 bits.</text:p>
      <text:p text:style-name="P7"/>
      <text:p text:style-name="P12">Geometric Wave Forms</text:p>
      <text:p text:style-name="P7"/>
      <text:p text:style-name="P7">Geometric wave forms, while not naturally occurring waves, </text:p>
      <text:p text:style-name="P7"/>
      <text:p text:style-name="P12">Additive Synthesis</text:p>
      <text:p text:style-name="P7"/>
      <text:p text:style-name="P7">Simple wave forms such as the sine wave or the geometric waves previously mentioned are all well and good, but,</text:p>
      <text:p text:style-name="P7"/>
      <text:p text:style-name="P12"><text:soft-page-break/>Frequency Modulation Synthesis</text:p>
      <text:p text:style-name="P7"/>
      <text:p text:style-name="P7">Frequency modulation, or FM, synthesis arose as an alternative to additive and subtractive synthesis techniques. Developed by John Chowning at Stanford in the 1970's, FM synthesis resolved many issues of efficiency that previous methods could not. Additive synthesis, while transparent and flexible, incurs a significant overhead as wave forms grow increasingly complex. For each additional harmonic added to the fundamental wave, a separate oscillator must be utilized. As such, creating arbitrarily complex wave forms can get quite expensive in terms of computations and memory.</text:p>
      <text:p text:style-name="P7"/>
      <text:p text:style-name="P7">The FM equation</text:p>
      <text:p text:style-name="P15"><draw:frame draw:style-name="fr1" draw:name="Object1" text:anchor-type="as-char" svg:y="-0.152in" svg:width="2.6972in" svg:height="0.2126in" draw:z-index="2"><draw:object xlink:href="./Object 1" xlink:type="simple" xlink:show="embed" xlink:actuate="onLoad"/><draw:image xlink:href="./ObjectReplacements/Object 1" xlink:type="simple" xlink:show="embed" xlink:actuate="onLoad"/></draw:frame></text:p>
      <text:p text:style-name="P16">appears to be quite obfuscated as compared to the simplicity of the additive synthesis and the Fourier series. Essentially, one can interpret the equation as a sinusoidal wave containing a rather interesting phase function. The carrier frequency, <draw:frame draw:style-name="fr2" draw:name="Object2" text:anchor-type="as-char" svg:y="-0.1484in" svg:width="0.2091in" svg:height="0.2091in" draw:z-index="3"><draw:object xlink:href="./Object 2" xlink:type="simple" xlink:show="embed" xlink:actuate="onLoad"/><draw:image xlink:href="./ObjectReplacements/Object 2" xlink:type="simple" xlink:show="embed" xlink:actuate="onLoad"/></draw:frame>, is the fundamental frequency which is then altered by another sinusoidal function oscillating at a modulating frequency, <draw:frame draw:style-name="fr2" draw:name="Object3" text:anchor-type="as-char" svg:y="-0.1484in" svg:width="0.2335in" svg:height="0.2091in" draw:z-index="4"><draw:object xlink:href="./Object 3" xlink:type="simple" xlink:show="embed" xlink:actuate="onLoad"/><draw:image xlink:href="./ObjectReplacements/Object 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1" draw:display-name="Gradient 1" draw:style="linear" draw:start-color="#000000" draw:end-color="#ffffff" draw:start-intensity="100%" draw:end-intensity="100%" draw:angle="0" draw:border="0%"/>
    <draw:stroke-dash draw:name="_33__20_Dashes_20_3_20_Dots_20__28_var_29_" draw:display-name="3 Dashes 3 Dots (var)" draw:style="rect" draw:dots1="3" draw:dots1-length="197%" draw:dots2="3" draw:distance="10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Ruffer</meta:initial-creator>
    <meta:creation-date>2012-12-11T20:58:40</meta:creation-date>
    <dc:date>2012-12-12T11:20:24</dc:date>
    <dc:creator>John Ruffer</dc:creator>
    <meta:editing-duration>PT2H39M39S</meta:editing-duration>
    <meta:editing-cycles>7</meta:editing-cycles>
    <meta:generator>LibreOffice/3.5$Linux_x86 LibreOffice_project/350m1$Build-2</meta:generator>
    <meta:document-statistic meta:table-count="0" meta:image-count="0" meta:object-count="3" meta:page-count="4" meta:paragraph-count="25" meta:word-count="574" meta:character-count="3591" meta:non-whitespace-character-count="3035"/>
  </office:meta>
</office:document-meta>
</file>

<file path=Object 1/content.xml><?xml version="1.0" encoding="utf-8"?>
<math xmlns="http://www.w3.org/1998/Math/MathML">
  <semantics>
    <mrow>
      <mi>f</mi>
      <mrow>
        <mrow>
          <mo stretchy="false">(</mo>
          <mrow>
            <mi>t</mi>
          </mrow>
          <mo stretchy="false">)</mo>
        </mrow>
        <mo stretchy="false">=</mo>
        <mi>a</mi>
      </mrow>
      <mrow>
        <mrow>
          <mo stretchy="false">(</mo>
          <mrow>
            <mi>t</mi>
          </mrow>
          <mo stretchy="false">)</mo>
        </mrow>
        <mo stretchy="false">⋅</mo>
        <mi>sin</mi>
      </mrow>
      <mrow>
        <mo stretchy="false">(</mo>
        <mrow>
          <mn>2</mn>
          <mrow>
            <mrow>
              <mo stretchy="false">π</mo>
              <mo stretchy="false">⋅</mo>
              <msub>
                <mi>f</mi>
                <mrow>
                  <mi>c</mi>
                </mrow>
              </msub>
            </mrow>
            <mo stretchy="false">+</mo>
            <mi>i</mi>
          </mrow>
          <mrow>
            <mrow>
              <mo stretchy="false">(</mo>
              <mrow>
                <mi>t</mi>
              </mrow>
              <mo stretchy="false">)</mo>
            </mrow>
            <mo stretchy="false">⋅</mo>
            <mi>sin</mi>
          </mrow>
          <mrow>
            <mo stretchy="false">(</mo>
            <mrow>
              <mn>2</mn>
              <mrow>
                <mo stretchy="false">π</mo>
                <mo stretchy="false">⋅</mo>
                <msub>
                  <mi>f</mi>
                  <mrow>
                    <mi>m</mi>
                  </mrow>
                </msub>
              </mrow>
            </mrow>
            <mo stretchy="false">)</mo>
          </mrow>
        </mrow>
        <mo stretchy="false">)</mo>
      </mrow>
    </mrow>
    <annotation encoding="StarMath 5.0">f(t) = a(t) cdot sin( 2 %pi cdot f_{c} + i(t) cdot sin(2 %pi cdot f_{m})) </annotation>
  </semantics>
</math>
</file>

<file path=Object 2/content.xml><?xml version="1.0" encoding="utf-8"?>
<math xmlns="http://www.w3.org/1998/Math/MathML">
  <semantics>
    <mrow>
      <msub>
        <mi>f</mi>
        <mrow>
          <mi>c</mi>
        </mrow>
      </msub>
    </mrow>
    <annotation encoding="StarMath 5.0">f_{c}</annotation>
  </semantics>
</math>
</file>

<file path=Object 3/content.xml><?xml version="1.0" encoding="utf-8"?>
<math xmlns="http://www.w3.org/1998/Math/MathML">
  <semantics>
    <mrow>
      <msub>
        <mi>f</mi>
        <mrow>
          <mi>m</mi>
        </mrow>
      </msub>
    </mrow>
    <annotation encoding="StarMath 5.0">f_{m}</annotation>
  </semantics>
</math>
</file>